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MRMessageHelper.NMRMessage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MRMessageHelper.convertMessageToInputStream( Source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